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italic" style:text-underline-style="solid" style:text-underline-width="auto" style:text-underline-color="font-color" fo:font-weight="bold" officeooo:rsid="001caef4" officeooo:paragraph-rsid="001caef4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1caef4" officeooo:paragraph-rsid="001caef4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caef4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caef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color="#00a933" loext:opacity="100%" fo:font-size="16pt" fo:font-style="normal" style:text-underline-style="solid" style:text-underline-width="auto" style:text-underline-color="font-color" fo:font-weight="bold" officeooo:rsid="001caef4" officeooo:paragraph-rsid="001d292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1caef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fo:font-size="12pt" fo:font-style="normal" style:text-underline-style="none" fo:font-weight="normal" officeooo:rsid="001d2927" officeooo:paragraph-rsid="001d292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fo:font-size="12pt" fo:font-style="normal" style:text-underline-style="none" fo:font-weight="normal" officeooo:rsid="002158f5" officeooo:paragraph-rsid="002158f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fo:font-size="12pt" fo:font-style="normal" style:text-underline-style="none" fo:font-weight="normal" officeooo:rsid="001d2927" officeooo:paragraph-rsid="001d292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fo:font-size="12pt" fo:font-style="normal" style:text-underline-style="none" fo:font-weight="normal" officeooo:rsid="002339bd" officeooo:paragraph-rsid="002339b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fo:font-size="12pt" fo:font-style="normal" style:text-underline-style="none" fo:font-weight="normal" officeooo:rsid="001caef4" officeooo:paragraph-rsid="001caef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fo:font-size="12pt" fo:font-style="normal" style:text-underline-style="none" fo:font-weight="normal" officeooo:rsid="00237628" officeooo:paragraph-rsid="0023762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fo:font-size="12pt" fo:font-style="normal" style:text-underline-style="none" fo:font-weight="normal" officeooo:rsid="00247bc5" officeooo:paragraph-rsid="00247bc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2927"/>
    </style:style>
    <style:style style:name="T2" style:family="text">
      <style:text-properties officeooo:rsid="001fa61e"/>
    </style:style>
    <style:style style:name="T3" style:family="text">
      <style:text-properties officeooo:rsid="002339b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376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e 1 – Les Variables</text:p>
      <text:p text:style-name="P1"/>
      <text:p text:style-name="P3">Exercice 1.1</text:p>
      <text:p text:style-name="P3"/>
      <text:p text:style-name="P6">A = 3</text:p>
      <text:p text:style-name="P6">B = 4</text:p>
      <text:p text:style-name="P6"/>
      <text:p text:style-name="P4">Exercice 1.2</text:p>
      <text:p text:style-name="P6"/>
      <text:p text:style-name="P6">A = 2 </text:p>
      <text:p text:style-name="P6">B = 3</text:p>
      <text:p text:style-name="P6">C = 1</text:p>
      <text:p text:style-name="P6"/>
      <text:p text:style-name="P4">Exercice 1.3</text:p>
      <text:p text:style-name="P6"/>
      <text:p text:style-name="P6">A = 6</text:p>
      <text:p text:style-name="P6">B = 2</text:p>
      <text:p text:style-name="P6"/>
      <text:p text:style-name="P4">Exercice 1.4</text:p>
      <text:p text:style-name="P6"/>
      <text:p text:style-name="P6">A = 13</text:p>
      <text:p text:style-name="P6">B = 13</text:p>
      <text:p text:style-name="P6">C = 13</text:p>
      <text:p text:style-name="P6"/>
      <text:p text:style-name="P4">Exercice 1.5</text:p>
      <text:p text:style-name="P6"/>
      <text:p text:style-name="P6">A = <text:span text:style-name="T1">2</text:span></text:p>
      <text:p text:style-name="P6">B = <text:span text:style-name="T1">2</text:span></text:p>
      <text:p text:style-name="P7">Les 2 dernières instructions donnent la même valeur à A et B. </text:p>
      <text:p text:style-name="P7">Si on les inverse, B prend la valeur de A et non l’inverse.</text:p>
      <text:p text:style-name="P5"/>
      <text:p text:style-name="P4">Exercice 1.6</text:p>
      <text:p text:style-name="P7"/>
      <text:p text:style-name="P7">Début</text:p>
      <text:p text:style-name="P6">A ← <text:span text:style-name="T1">X</text:span></text:p>
      <text:p text:style-name="P6">B ← <text:span text:style-name="T1">Y</text:span></text:p>
      <text:p text:style-name="P7">A ← Y</text:p>
      <text:p text:style-name="P7">B ← X</text:p>
      <text:p text:style-name="P7">Fin</text:p>
      <text:p text:style-name="P7"/>
      <text:p text:style-name="P10">A= 5 B=8</text:p>
      <text:p text:style-name="P10"><text:span text:style-name="T4">A← A*B</text:span> <text:s text:c="2"/>= 40</text:p>
      <text:p text:style-name="P10"><text:span text:style-name="T4">B← A/B</text:span><text:tab/>= 40/8=5<text:tab/></text:p>
      <text:p text:style-name="P10"><text:span text:style-name="T4">A ← A/B</text:span><text:tab/>=40/5=8</text:p>
      <text:p text:style-name="P6"/>
      <text:p text:style-name="P13">œ</text:p>
      <text:p text:style-name="P6"/>
      <text:p text:style-name="P6"/>
      <text:p text:style-name="P4"><text:soft-page-break/>Exercice 1.7</text:p>
      <text:p text:style-name="P7">Début<text:tab/><text:tab/><text:tab/><text:span text:style-name="T3">A=5<text:tab/>B=7<text:tab/>C=9</text:span></text:p>
      <text:p text:style-name="P6">A ← <text:span text:style-name="T3">A*B*C<text:tab/><text:tab/></text:span></text:p>
      <text:p text:style-name="P6">B ← <text:span text:style-name="T3">A/(B*C) </text:span><text:span text:style-name="T5">=5</text:span></text:p>
      <text:p text:style-name="P6">C ← <text:span text:style-name="T3">A/(</text:span><text:span text:style-name="T5">B*C) =7</text:span></text:p>
      <text:p text:style-name="P12">A ← A/(B*C) =9</text:p>
      <text:p text:style-name="P7">Fin</text:p>
      <text:p text:style-name="P6"/>
      <text:p text:style-name="P4">Exercice 1.8</text:p>
      <text:p text:style-name="P6"/>
      <text:p text:style-name="P8">Il se produit une erreur car on ne peut pas additionner des caractères</text:p>
      <text:p text:style-name="P6"/>
      <text:p text:style-name="P4">Exercice 1.9</text:p>
      <text:p text:style-name="P6"/>
      <text:p text:style-name="P6">C = ‘‘<text:span text:style-name="T2">42312’’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5:25:08.063690552</meta:creation-date>
    <dc:date>2023-08-30T11:35:56.720665834</dc:date>
    <meta:editing-duration>PT20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149" meta:character-count="557" meta:non-whitespace-character-count="440"/>
  </office:meta>
</office:document-meta>
</file>